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OfUniversitites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Universities</text:p>
          </table:table-cell>
        </table:table-row>
        <table:table-row table:style-name="ro1">
          <table:table-cell office:value-type="string" calcext:value-type="string">
            <text:p><text:a xlink:href="https://en.wikipedia.org/wiki/RWTH_Aachen" xlink:type="simple">RWTH Aach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Augsburg" xlink:type="simple">University of Augs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Bamberg" xlink:type="simple">University of Bam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Bayreuth" xlink:type="simple">University of Bayreut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chschule_Bremen" xlink:type="simple">Hochschule Brem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lin_University_of_the_Arts" xlink:type="simple">Berlin University of the Ar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e_University_of_Berlin" xlink:type="simple">Free University of Berli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mboldt_University_of_Berlin" xlink:type="simple">Humboldt University of Berli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dical_School_Berlin" xlink:type="simple">Medical School Berli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sche_Universität_Berlin" xlink:type="simple">Technische Universität Berli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elefeld_University" xlink:type="simple">Bielefeld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uhr_University_Bochum" xlink:type="simple">Ruhr University Bochu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Bonn" xlink:type="simple">University of Bon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denburg_University_of_Technology" xlink:type="simple">Brandenburg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denburg_Medical_School_Theodor_Fontane" xlink:type="simple">Brandenburg Medical School Theodor Fontan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nschweig_University_of_Technology" xlink:type="simple">Braunschweig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Bremen" xlink:type="simple">University of Brem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ructor_University" xlink:type="simple">Constructor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mnitz_University_of_Technology" xlink:type="simple">Chemnitz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thal_University_of_Technology" xlink:type="simple">Clausthal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Cologne" xlink:type="simple">University of Cologn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sche_Universität_Darmstadt" xlink:type="simple">Darmstadt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cal_University_of_Dortmund" xlink:type="simple">TU Dortmund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resden_University_of_Technology" xlink:type="simple">Dresden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Duisburg-Essen" xlink:type="simple">University of Duisburg-Ess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Düsseldorf" xlink:type="simple">University of Düsseldorf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tholic_University_of_Eichstätt-Ingolstadt" xlink:type="simple">Catholic University of Eichstätt-Ingolstad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Erfurt" xlink:type="simple">University of Erfur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Erlangen-Nuremberg" xlink:type="simple">University of Erlangen-Nurem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Duisburg-Essen" xlink:type="simple">University of Duisburg-Ess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Flensburg" xlink:type="simple">University of Flens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ethe_University_Frankfurt" xlink:type="simple">Goethe University Frankfur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adrina_University" xlink:type="simple">Viadrina University</text:a> (Frankfurt an der Oder)</text:p>
          </table:table-cell>
        </table:table-row>
        <table:table-row table:style-name="ro1">
          <table:table-cell office:value-type="string" calcext:value-type="string">
            <text:p><text:a xlink:href="https://en.wikipedia.org/wiki/Freiberg_University_of_Mining_and_Technology" xlink:type="simple">Freiberg University of Mining and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Fliedner_University_of_Applied_Sciences&amp;action=edit&amp;redlink=1" xlink:type="simple">Fliedner University of Applied Scien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eppelin_University" xlink:type="simple">Zeppelin University</text:a> (Friedrichshafen)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Freiburg" xlink:type="simple">University of Frei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man_University_of_Digital_Science" xlink:type="simple">German University of Digital Scien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Giessen" xlink:type="simple">University of Giess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Göttingen" xlink:type="simple">University of Götting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Greifswald" xlink:type="simple">University of Greifswald</text:a></text:p>
          </table:table-cell>
        </table:table-row>
        <table:table-row table:style-name="ro2">
          <table:table-cell office:value-type="string" calcext:value-type="string">
            <text:p><text:a xlink:href="https://en.wikipedia.org/wiki/University_of_Hagen" xlink:type="simple">University of Hagen</text:a> (distance learning; open university)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alle-Wittenberg" xlink:type="simple">University of Halle-Wittenberg</text:a> (also in Wittenberg)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amburg" xlink:type="simple">University of Ham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fenCity_University_Hamburg" xlink:type="simple">HafenCity University Ham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burg_University_of_Technology" xlink:type="simple">Hamburg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-Lippstadt_University_of_Applied_Sciences" xlink:type="simple">Hamm-Lippstadt University of Applied Sciences</text:a></text:p>
          </table:table-cell>
        </table:table-row>
        <table:table-row table:style-name="ro2">
          <table:table-cell office:value-type="string" calcext:value-type="string">
            <text:p><text:a xlink:href="https://en.wikipedia.org/wiki/Helmut_Schmidt_University" xlink:type="simple">Helmut Schmidt University</text:a> (University of the <text:a xlink:href="https://en.wikipedia.org/wiki/Bundeswehr" xlink:type="simple">Bundeswehr</text:a>, Hamburg)</text:p>
          </table:table-cell>
        </table:table-row>
        <table:table-row table:style-name="ro2">
          <table:table-cell office:value-type="string" calcext:value-type="string">
            <text:p><text:a xlink:href="https://en.wikipedia.org/wiki/Hertie_School_of_Governance" xlink:type="simple">Hertie School of Governance</text:a> (private institution with university status, awards PhD)</text:p>
          </table:table-cell>
        </table:table-row>
        <table:table-row table:style-name="ro1">
          <table:table-cell office:value-type="string" calcext:value-type="string">
            <text:p><text:a xlink:href="https://en.wikipedia.org/wiki/Leibniz_University_Hannover" xlink:type="simple">Leibniz University Hannov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nnover_Medical_School" xlink:type="simple">Hannover Medical Schoo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eidelberg" xlink:type="simple">University of Heidel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ildesheim" xlink:type="simple">University of Hildeshei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ohenheim" xlink:type="simple">University of Hohenhei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cal_University_of_Ilmenau" xlink:type="simple">Technical University of Ilmena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Jena" xlink:type="simple">University of Jen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iserslautern_University_of_Technology" xlink:type="simple">Kaiserslautern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lsruhe_Institute_of_Technology" xlink:type="simple">Karlsruhe Institute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Kassel" xlink:type="simple">University of Kass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Kiel" xlink:type="simple">University of Ki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Koblenz-Landau" xlink:type="simple">University of Koblenz-Landa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Konstanz" xlink:type="simple">University of Konstanz</text:a></text:p>
          </table:table-cell>
        </table:table-row>
        <table:table-row table:style-name="ro2">
          <table:table-cell office:value-type="string" calcext:value-type="string">
            <text:p><text:a xlink:href="https://en.wikipedia.org/wiki/Kühne_Logistics_University" xlink:type="simple">Kühne Logistics University</text:a> (private institution with university status, awards PhD)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Leipzig" xlink:type="simple">University of Leipzi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Lübeck" xlink:type="simple">University of Lübec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Lüneburg" xlink:type="simple">Leuphana University of Lüne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agdeburg" xlink:type="simple">University of Magde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ainz" xlink:type="simple">University of Mainz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annheim" xlink:type="simple">University of Mannhei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arburg" xlink:type="simple">University of Mar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cal_University_of_Munich" xlink:type="simple">Technical University of Munic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dwig_Maximilian_University_of_Munich" xlink:type="simple">Ludwig Maximilian University of Munic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ndeswehr_University_Munich" xlink:type="simple">Bundeswehr University Munich</text:a></text:p>
          </table:table-cell>
        </table:table-row>
        <table:table-row table:style-name="ro2">
          <table:table-cell office:value-type="string" calcext:value-type="string">
            <text:p><text:a xlink:href="https://en.wikipedia.org/wiki/Ukrainian_Free_University" xlink:type="simple">Ukrainian Free University Munich</text:a> (private university; awards PhD)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ünster" xlink:type="simple">University of Münst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Erlangen-Nuremberg" xlink:type="simple">University of Erlangen-Nurem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Technology_Nuremberg" xlink:type="simple">University of Technology Nurem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tto-von-Guericke-Universität_Magdeburg" xlink:type="simple">Otto-von-Guericke-Universität Magde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Oldenburg" xlink:type="simple">University of Olden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Osnabrück" xlink:type="simple">University of Osnabrüc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Paderborn" xlink:type="simple">University of Paderbor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Passau" xlink:type="simple">University of Passa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Potsdam" xlink:type="simple">University of Potsda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Regensburg" xlink:type="simple">University of Regens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Rostock" xlink:type="simple">University of Rostoc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arland_University" xlink:type="simple">Saarland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Siegen" xlink:type="simple">University of Sieg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man_University_of_Administrative_Sciences_Speyer" xlink:type="simple">German University of Administrative Sciences Spey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Stuttgart" xlink:type="simple">University of Stuttgar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Trier" xlink:type="simple">University of Tri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Tübingen" xlink:type="simple">University of Tübing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Ulm" xlink:type="simple">University of Ul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alle-Wittenberg" xlink:type="simple">University of Halle-Wittenberg</text:a> (also in Halle)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Vechta" xlink:type="simple">University of Vecht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haus_University,_Weimar" xlink:type="simple">University of Weima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tten/Herdecke_University" xlink:type="simple">Witten/Herdecke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Wuppertal" xlink:type="simple">University of Wupperta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Würzburg" xlink:type="simple">University of Würz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orrow_University" xlink:type="simple">Tomorrow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Bremen" xlink:type="simple">University of Brem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ructor_University" xlink:type="simple">Constructor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Flensburg" xlink:type="simple">University of Flens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Göttingen" xlink:type="simple">University of Götting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Greifswald" xlink:type="simple">University of Greifswal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amburg" xlink:type="simple">University of Hamburg</text:a></text:p>
          </table:table-cell>
        </table:table-row>
        <table:table-row table:style-name="ro2">
          <table:table-cell office:value-type="string" calcext:value-type="string">
            <text:p><text:a xlink:href="https://en.wikipedia.org/wiki/Helmut_Schmidt_University" xlink:type="simple">Helmut Schmidt University</text:a> (University of the <text:a xlink:href="https://en.wikipedia.org/wiki/Bundeswehr" xlink:type="simple">Bundeswehr</text:a>, Hamburg)</text:p>
          </table:table-cell>
        </table:table-row>
        <table:table-row table:style-name="ro1">
          <table:table-cell office:value-type="string" calcext:value-type="string">
            <text:p><text:a xlink:href="https://en.wikipedia.org/wiki/Leibniz_University_Hannover" xlink:type="simple">Leibniz University Hannov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ildesheim" xlink:type="simple">University of Hildeshei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Kiel" xlink:type="simple">University of Ki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Lübeck" xlink:type="simple">University of Lübec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Lüneburg" xlink:type="simple">University of Lüne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Oldenburg" xlink:type="simple">University of Olden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Osnabrück" xlink:type="simple">University of Osnabrüc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Rostock" xlink:type="simple">University of Rostoc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Vechta" xlink:type="simple">University of Vecht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elefeld_University" xlink:type="simple">Bielefeld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uhr_University_Bochum" xlink:type="simple">Ruhr University Bochu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Bonn" xlink:type="simple">University of Bon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Cologne" xlink:type="simple">University of Cologn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cal_University_of_Dortmund" xlink:type="simple">TU Dortmund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Duisburg-Essen" xlink:type="simple">University of Duisburg-Ess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Düsseldorf" xlink:type="simple">University of Düsseldorf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ethe_University_Frankfurt" xlink:type="simple">Goethe University Frankfur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Giessen" xlink:type="simple">University of Giessen</text:a></text:p>
          </table:table-cell>
        </table:table-row>
        <table:table-row table:style-name="ro2">
          <table:table-cell office:value-type="string" calcext:value-type="string">
            <text:p><text:a xlink:href="https://en.wikipedia.org/wiki/University_of_Hagen" xlink:type="simple">University of Hagen</text:a> (distance learning; open university)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Kassel" xlink:type="simple">University of Kass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Koblenz" xlink:type="simple">University of Koblenz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ainz" xlink:type="simple">University of Mainz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arburg" xlink:type="simple">University of Mar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ünster" xlink:type="simple">University of Münst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Paderborn" xlink:type="simple">University of Paderbor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arland_University" xlink:type="simple">Saarland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Trier" xlink:type="simple">University of Tri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Siegen" xlink:type="simple">University of Sieg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man_University_of_Administrative_Sciences_Speyer" xlink:type="simple">German University of Administrative Sciences Spey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tten/Herdecke_University" xlink:type="simple">Witten/Herdecke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Wuppertal" xlink:type="simple">University of Wupperta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nkfurt_School_of_Finance_%26_Management" xlink:type="simple">Frankfurt School of Finance &amp; Manage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lin_University_of_the_Arts" xlink:type="simple">Berlin University of the Ar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resden_University_of_Technology" xlink:type="simple">Dresden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e_University_of_Berlin" xlink:type="simple">Free University of Berli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man_University_of_Digital_Science" xlink:type="simple">German UDS Potsda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mboldt_University_of_Berlin" xlink:type="simple">Humboldt University of Berli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tie_School_of_Governance" xlink:type="simple">Hertie School of Governan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dical_School_Berlin" xlink:type="simple">Medical School Berli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sche_Universität_Berlin" xlink:type="simple">Technische Universität Berli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cal_University_of_Ilmenau" xlink:type="simple">Technical University of Ilmena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Erfurt" xlink:type="simple">University of Erfur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alle-Wittenberg" xlink:type="simple">University of Halle-Witten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Jena" xlink:type="simple">University of Jen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Leipzig" xlink:type="simple">University of Leipzi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agdeburg" xlink:type="simple">University of Magde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Potsdam" xlink:type="simple">University of Potsda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haus_University,_Weimar" xlink:type="simple">University of Weima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adrina_University" xlink:type="simple">Viadrina University</text:a> (Frankfurt an der Oder)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Augsburg" xlink:type="simple">University of Augs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Bamberg" xlink:type="simple">University of Bam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Bayreuth" xlink:type="simple">University of Bayreut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tholic_University_of_Eichstätt-Ingolstadt" xlink:type="simple">Catholic University of Eichstätt-Ingolstad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Erlangen-Nuremberg" xlink:type="simple">University of Erlangen-Nurem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Technology_Nuremberg" xlink:type="simple">University of Technology Nurem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Freiburg" xlink:type="simple">University of Frei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eppelin_University" xlink:type="simple">Zeppelin University</text:a> (Friedrichshafen)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eidelberg" xlink:type="simple">University of Heidelbe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Hohenheim" xlink:type="simple">University of Hohenhei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lsruhe_Institute_of_Technology" xlink:type="simple">Karlsruhe Institute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Konstanz" xlink:type="simple">University of Konstanz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annheim" xlink:type="simple">University of Mannhei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ndeswehr_University_of_Munich" xlink:type="simple">Bundeswehr University of Munic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Munich" xlink:type="simple">University of Munic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krainian_Free_University" xlink:type="simple">Ukrainian Free University Munic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Passau" xlink:type="simple">University of Passau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Regensburg" xlink:type="simple">University of Regens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Stuttgart" xlink:type="simple">University of Stuttgar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Tübingen" xlink:type="simple">University of Tübinge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Ulm" xlink:type="simple">University of Ul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Würzburg" xlink:type="simple">University of Würzbur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WTH_Aachen" xlink:type="simple">RWTH Aachen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sche_Universität_Berlin" xlink:type="simple">Technische Universität Berli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denburg_University_of_Technology" xlink:type="simple">Brandenburg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nschweig_University_of_Technology" xlink:type="simple">Braunschweig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mnitz_University_of_Technology" xlink:type="simple">Chemnitz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thal_University_of_Technology" xlink:type="simple">Clausthal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cal_University_of_Dortmund" xlink:type="simple">TU Dortmund Univers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mstadt_University_of_Technology" xlink:type="simple">Darmstadt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resden_University_of_Technology" xlink:type="simple">Dresden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berg_University_of_Mining_and_Technology" xlink:type="simple">Freiberg University of Mining and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burg_University_of_Technology" xlink:type="simple">Hamburg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ibniz_University_Hannover" xlink:type="simple">Leibniz University Hannov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lmenau_University_of_Technology" xlink:type="simple">Ilmenau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iserslautern_University_of_Technology" xlink:type="simple">Kaiserslautern University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lsruhe_Institute_of_Technology" xlink:type="simple">Karlsruhe Institute of Techn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chnical_University_of_Munich" xlink:type="simple">Technical University of Munic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ity_of_Stuttgart" xlink:type="simple">University of Stuttgart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9T13:16:06.532504051</dc:date>
    <meta:editing-duration>PT5M39S</meta:editing-duration>
    <meta:editing-cycles>1</meta:editing-cycles>
    <meta:document-statistic meta:table-count="1" meta:cell-count="195" meta:object-count="0"/>
    <meta:generator>LibreOffice/7.3.7.2$Linux_X86_64 LibreOffice_project/30$Build-2</meta:generator>
  </office:meta>
</office:document-meta>
</file>